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/>
    </style:style>
    <style:style style:name="P3" style:family="paragraph" style:parent-style-name="Standard">
      <style:paragraph-properties fo:break-before="page"/>
      <style:text-properties style:font-name="Helvetic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bile Robots – Homework assignment<text:tab/><text:tab/><text:tab/>Alex Moriarty, Jacob Perron</text:p>
      <text:p text:style-name="Standard">Kinematic – 2011-11-03</text:p>
      <text:p text:style-name="Standard"/>
      <text:p text:style-name="P1">1. Instantiate the conditions:</text:p>
      <text:p text:style-name="P1"><draw:frame draw:style-name="fr1" draw:name="Object2" text:anchor-type="as-char" svg:y="-0.612cm" svg:width="4.225cm" svg:height="1.13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for the robot in Fig. 1. <text:s/>Compute symbolical here, do not use numbers. </text:p>
      <text:p text:style-name="P1">Remember, you can shorten the equations using:</text:p>
      <text:p text:style-name="P1"><draw:frame draw:style-name="fr1" draw:name="Object3" text:anchor-type="as-char" svg:y="-0.406cm" svg:width="2.806cm" svg:height="0.55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Also remember the wheel constraints for swedish wheels have additional terms not present in the case of standard wheels. </text:p>
      <text:p text:style-name="P1">Extend the above conditions appropriately.</text:p>
      <text:p text:style-name="P1"/>
      <text:p text:style-name="P1"><draw:frame draw:style-name="fr1" draw:name="Object1" text:anchor-type="as-char" svg:y="-1.369cm" svg:width="10.677cm" svg:height="2.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5" text:anchor-type="as-char" svg:y="-1.346cm" svg:width="9.707cm" svg:height="2.505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1"><draw:frame draw:style-name="fr1" draw:name="Object6" text:anchor-type="as-char" svg:y="-1.376cm" svg:width="10.358cm" svg:height="2.55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<draw:frame draw:style-name="fr1" draw:name="Object10" text:anchor-type="as-char" svg:y="-1.346cm" svg:width="11.65cm" svg:height="2.505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/>
      <text:p text:style-name="P1"><draw:frame draw:style-name="fr1" draw:name="Object4" text:anchor-type="as-char" svg:y="-1.011cm" svg:width="11.102cm" svg:height="1.75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11" text:anchor-type="as-char" svg:y="-0.734cm" svg:width="4.643cm" svg:height="1.27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><text:soft-page-break/><draw:frame draw:style-name="fr1" draw:name="Object7" text:anchor-type="as-char" svg:y="-2.641cm" svg:width="11.044cm" svg:height="5.08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draw:frame draw:style-name="fr1" draw:name="Object8" text:anchor-type="as-char" svg:y="-3.373cm" svg:width="12.908cm" svg:height="6.8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 Check both conditions for independence of the individual wheel equations. <text:s/>Hint: Look closely at Fig. 1. and use the symmetries found, if any exists<text:line-break/></text:p>
      <text:p text:style-name="P1"><draw:frame draw:style-name="fr2" draw:name="Object9" text:anchor-type="as-char" svg:y="-4.722cm" svg:width="13.758cm" svg:height="9.48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>Wheels 1, 3 and 2, 4 are symmetrical. They differ only in their location to the robot, however they do not add additional constraints. All constraints of wheel 1 are the same for wheel 3 and vise versa, the same goes for the wheel 2, 4 pair. </text:p>
      <text:p text:style-name="P1"/>
      <text:p text:style-name="P1">The rows in the matrix are not however identical, as the were in the in “example” provided.</text:p>
      <text:p text:style-name="P1">To account for this unclarity we wont bother simplifying. We would never do these calculations by hand and the computer calculation time won't be noticeable when the matrices are this size.</text:p>
      <text:p text:style-name="P1"/>
      <text:p text:style-name="P3"/>
      <text:p text:style-name="P1">3. Put in the numbers from the figure (round to 2 decimal digits) and bring the equations into thesame combined equation form as shown on slide 11-17, 2011-11-03.</text:p>
      <text:p text:style-name="P1"><draw:frame draw:style-name="fr2" draw:name="Object13" text:anchor-type="as-char" svg:y="-2.588cm" svg:width="11.633cm" svg:height="4.98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4. Solve for<draw:frame draw:style-name="fr2" draw:name="Object12" text:anchor-type="as-char" svg:y="-0.404cm" svg:width="0.564cm" svg:height="0.557cm" draw:z-index="11"><draw:object xlink:href="./Object 12" xlink:type="simple" xlink:show="embed" xlink:actuate="onLoad"/><draw:image xlink:href="./ObjectReplacements/Object 12" xlink:type="simple" xlink:show="embed" xlink:actuate="onLoad"/></draw:frame>(but see remarks below to avoid unnecessary work)</text:p>
      <text:p text:style-name="P1"><draw:frame draw:style-name="fr2" draw:name="Object14" text:anchor-type="as-char" svg:y="-0.977cm" svg:width="7.488cm" svg:height="1.804cm" draw:z-index="13"><draw:object xlink:href="./Object 14" xlink:type="simple" xlink:show="embed" xlink:actuate="onLoad"/><draw:image xlink:href="./ObjectReplacements/Object 1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7T10:40:17</meta:creation-date>
    <dc:date>2011-11-08T01:22:26</dc:date>
    <meta:editing-duration>PT9H47M57S</meta:editing-duration>
    <meta:editing-cycles>8</meta:editing-cycles>
    <meta:generator>LibreOffice/3.4$Unix LibreOffice_project/340m1$Build-302</meta:generator>
    <meta:document-statistic meta:table-count="0" meta:image-count="0" meta:object-count="14" meta:page-count="4" meta:paragraph-count="26" meta:word-count="220" meta:character-count="1310" meta:non-whitespace-character-count="1081"/>
  </office:meta>
</office:document-meta>
</file>

<file path=Object 1/content.xml><?xml version="1.0" encoding="utf-8"?>
<math xmlns="http://www.w3.org/1998/Math/MathML">
  <semantics>
    <mrow>
      <msub>
        <mi>J</mi>
        <mn>1</mn>
      </msub>
      <mrow>
        <mrow>
          <mo stretchy="false">(</mo>
          <mrow>
            <mo stretchy="false">β</mo>
          </mrow>
          <mo stretchy="false">)</mo>
        </mrow>
        <mo stretchy="false">=</mo>
        <mfenced open="[" close="]">
          <mrow>
            <mtable>
              <mtr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1</mn>
                            </msub>
                            <mo stretchy="false">+</mo>
                            <msub>
                              <mo stretchy="false">β</mo>
                              <mn>1</mn>
                            </msub>
                          </mrow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1</mn>
                            </msub>
                            <mo stretchy="false">+</mo>
                            <msub>
                              <mo stretchy="false">β</mo>
                              <mn>1</mn>
                            </msub>
                          </mrow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 mathvariant="italic">lcos</mi>
                    <mrow>
                      <mo stretchy="false">(</mo>
                      <mrow>
                        <mrow>
                          <msub>
                            <mo stretchy="false">β</mo>
                            <mn>1</mn>
                          </msub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  <mo stretchy="false">+</mo>
                            <msub>
                              <mo stretchy="false">β</mo>
                              <mn>2</mn>
                            </msub>
                          </mrow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  <mo stretchy="false">+</mo>
                            <msub>
                              <mo stretchy="false">β</mo>
                              <mn>2</mn>
                            </msub>
                          </mrow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cos</mi>
                    <mrow>
                      <mo stretchy="false">(</mo>
                      <mrow>
                        <mrow>
                          <msub>
                            <mo stretchy="false">β</mo>
                            <mn>2</mn>
                          </msub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3</mn>
                            </msub>
                            <mo stretchy="false">+</mo>
                            <msub>
                              <mo stretchy="false">β</mo>
                              <mn>3</mn>
                            </msub>
                          </mrow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3</mn>
                            </msub>
                            <mo stretchy="false">+</mo>
                            <msub>
                              <mo stretchy="false">β</mo>
                              <mn>3</mn>
                            </msub>
                          </mrow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cos</mi>
                    <mrow>
                      <mo stretchy="false">(</mo>
                      <mrow>
                        <mrow>
                          <msub>
                            <mo stretchy="false">β</mo>
                            <mn>3</mn>
                          </msub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4</mn>
                            </msub>
                            <mo stretchy="false">+</mo>
                            <msub>
                              <mo stretchy="false">β</mo>
                              <mn>4</mn>
                            </msub>
                          </mrow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4</mn>
                            </msub>
                            <mo stretchy="false">+</mo>
                            <msub>
                              <mo stretchy="false">β</mo>
                              <mn>4</mn>
                            </msub>
                          </mrow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cos</mi>
                    <mrow>
                      <mo stretchy="false">(</mo>
                      <mrow>
                        <mrow>
                          <msub>
                            <mo stretchy="false">β</mo>
                            <mn>4</mn>
                          </msub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J_1(%beta) = left [ 
matrix{sin(%alpha_1+%beta_1+%gamma_1) # -cos(%alpha_1+%beta_1+%gamma_1) # lcos(%beta_1+%gamma_1) ##sin(%alpha_2+%beta_2+%gamma_2)#-cos(%alpha_2+%beta_2+%gamma_2)# l cos(%beta_2+%gamma_2)##sin(%alpha_3+%beta_3+%gamma_3)#-cos(%alpha_3+%beta_3+%gamma_3)# l cos(%beta_3+%gamma_3)##sin(%alpha_4+%beta_4+%gamma_4)#-cos(%alpha_4+%beta_4+%gamma_4)# l cos(%beta_4+%gamma_4) }  
right ]
</annotation>
  </semantics>
</math>
</file>

<file path=Object 10/content.xml><?xml version="1.0" encoding="utf-8"?>
<math xmlns="http://www.w3.org/1998/Math/MathML">
  <semantics>
    <mrow>
      <mrow>
        <msub>
          <mi>C</mi>
          <mn>2</mn>
        </msub>
        <mo stretchy="false">=</mo>
        <mi>r</mi>
      </mrow>
      <mover accent="true">
        <mo stretchy="false">ϕ</mo>
        <mo stretchy="false">˙</mo>
      </mover>
      <mi>sin</mi>
      <mrow>
        <mo stretchy="false">γ</mo>
        <mo stretchy="false">+</mo>
        <msub>
          <mi>r</mi>
          <mi mathvariant="italic">sw</mi>
        </msub>
      </mrow>
      <mrow>
        <mrow>
          <msub>
            <mo stretchy="false">ϕ</mo>
            <mi mathvariant="italic">sw</mi>
          </msub>
          <mo stretchy="false">=</mo>
          <mrow>
            <mfenced open="[" close="]">
              <mrow>
                <mtable>
                  <mtr>
                    <mtd>
                      <mrow>
                        <mi>r</mi>
                        <mover accent="true">
                          <msub>
                            <mo stretchy="false">ϕ</mo>
                            <mn>1</mn>
                          </msub>
                          <mo stretchy="false">˙</mo>
                        </mover>
                        <mi>sin</mi>
                        <msub>
                          <mo stretchy="false">γ</mo>
                          <mn>1</mn>
                        </msub>
                      </mrow>
                    </mtd>
                  </mtr>
                  <mtr>
                    <mtd>
                      <mrow>
                        <mi>r</mi>
                        <mover accent="true">
                          <msub>
                            <mo stretchy="false">ϕ</mo>
                            <mn>2</mn>
                          </msub>
                          <mo stretchy="false">˙</mo>
                        </mover>
                        <mi>sin</mi>
                        <msub>
                          <mo stretchy="false">γ</mo>
                          <mn>2</mn>
                        </msub>
                      </mrow>
                    </mtd>
                  </mtr>
                  <mtr>
                    <mtd>
                      <mrow>
                        <mi>r</mi>
                        <mover accent="true">
                          <msub>
                            <mo stretchy="false">ϕ</mo>
                            <mn>3</mn>
                          </msub>
                          <mo stretchy="false">˙</mo>
                        </mover>
                        <mi>sin</mi>
                        <msub>
                          <mo stretchy="false">γ</mo>
                          <mn>3</mn>
                        </msub>
                      </mrow>
                    </mtd>
                  </mtr>
                  <mtr>
                    <mtd>
                      <mrow>
                        <mi>r</mi>
                        <mover accent="true">
                          <msub>
                            <mo stretchy="false">ϕ</mo>
                            <mn>4</mn>
                          </msub>
                          <mo stretchy="false">˙</mo>
                        </mover>
                        <mi>sin</mi>
                        <msub>
                          <mo stretchy="false">γ</mo>
                          <mn>4</mn>
                        </msub>
                      </mrow>
                    </mtd>
                  </mtr>
                </mtable>
              </mrow>
            </mfenced>
            <mo stretchy="false">+</mo>
            <mfenced open="[" close="]">
              <mrow>
                <mtable>
                  <mtr>
                    <mtd>
                      <mrow>
                        <msub>
                          <mi>r</mi>
                          <mi mathvariant="italic">sw</mi>
                        </msub>
                        <msub>
                          <mo stretchy="false">ϕ</mo>
                          <mi mathvariant="italic">sw1</mi>
                        </msub>
                      </mrow>
                    </mtd>
                  </mtr>
                  <mtr>
                    <mtd>
                      <mrow>
                        <msub>
                          <mi>r</mi>
                          <mi mathvariant="italic">sw</mi>
                        </msub>
                        <msub>
                          <mo stretchy="false">ϕ</mo>
                          <mi mathvariant="italic">sw2</mi>
                        </msub>
                      </mrow>
                    </mtd>
                  </mtr>
                  <mtr>
                    <mtd>
                      <mrow>
                        <msub>
                          <mi>r</mi>
                          <mi mathvariant="italic">sw</mi>
                        </msub>
                        <msub>
                          <mo stretchy="false">ϕ</mo>
                          <mi mathvariant="italic">sw3</mi>
                        </msub>
                      </mrow>
                    </mtd>
                  </mtr>
                  <mtr>
                    <mtd>
                      <mrow>
                        <msub>
                          <mi>r</mi>
                          <mi mathvariant="italic">sw</mi>
                        </msub>
                        <msub>
                          <mo stretchy="false">ϕ</mo>
                          <mi mathvariant="italic">sw4</mi>
                        </msub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i>r</mi>
                    <mover accent="true">
                      <msub>
                        <mo stretchy="false">ϕ</mo>
                        <mn>1</mn>
                      </msub>
                      <mo stretchy="false">˙</mo>
                    </mover>
                    <mi>sin</mi>
                    <mrow>
                      <msub>
                        <mo stretchy="false">γ</mo>
                        <mn>1</mn>
                      </msub>
                      <mo stretchy="false">+</mo>
                      <msub>
                        <mi>r</mi>
                        <mi mathvariant="italic">sw</mi>
                      </msub>
                    </mrow>
                    <msub>
                      <mo stretchy="false">ϕ</mo>
                      <mi mathvariant="italic">sw1</mi>
                    </msub>
                  </mrow>
                </mtd>
              </mtr>
              <mtr>
                <mtd>
                  <mrow>
                    <mi>r</mi>
                    <mover accent="true">
                      <msub>
                        <mo stretchy="false">ϕ</mo>
                        <mn>2</mn>
                      </msub>
                      <mo stretchy="false">˙</mo>
                    </mover>
                    <mi>sin</mi>
                    <mrow>
                      <msub>
                        <mo stretchy="false">γ</mo>
                        <mn>2</mn>
                      </msub>
                      <mo stretchy="false">+</mo>
                      <msub>
                        <mi>r</mi>
                        <mi mathvariant="italic">sw</mi>
                      </msub>
                    </mrow>
                    <msub>
                      <mo stretchy="false">ϕ</mo>
                      <mi mathvariant="italic">sw2</mi>
                    </msub>
                  </mrow>
                </mtd>
              </mtr>
              <mtr>
                <mtd>
                  <mrow>
                    <mi>r</mi>
                    <mover accent="true">
                      <msub>
                        <mo stretchy="false">ϕ</mo>
                        <mn>3</mn>
                      </msub>
                      <mo stretchy="false">˙</mo>
                    </mover>
                    <mi>sin</mi>
                    <mrow>
                      <msub>
                        <mo stretchy="false">γ</mo>
                        <mn>3</mn>
                      </msub>
                      <mo stretchy="false">+</mo>
                      <msub>
                        <mi>r</mi>
                        <mi mathvariant="italic">sw</mi>
                      </msub>
                    </mrow>
                    <msub>
                      <mo stretchy="false">ϕ</mo>
                      <mi mathvariant="italic">sw3</mi>
                    </msub>
                  </mrow>
                </mtd>
              </mtr>
              <mtr>
                <mtd>
                  <mrow>
                    <mi>r</mi>
                    <mover accent="true">
                      <msub>
                        <mo stretchy="false">ϕ</mo>
                        <mn>4</mn>
                      </msub>
                      <mo stretchy="false">˙</mo>
                    </mover>
                    <mi>sin</mi>
                    <mrow>
                      <msub>
                        <mo stretchy="false">γ</mo>
                        <mn>4</mn>
                      </msub>
                      <mo stretchy="false">+</mo>
                      <msub>
                        <mi>r</mi>
                        <mi mathvariant="italic">sw</mi>
                      </msub>
                    </mrow>
                    <msub>
                      <mo stretchy="false">ϕ</mo>
                      <mi mathvariant="italic">sw4</mi>
                    </msub>
                  </mrow>
                </mtd>
              </mtr>
            </mtable>
          </mrow>
        </mfenced>
      </mrow>
    </mrow>
    <annotation encoding="StarMath 5.0">C_2 = r dot %phi sin %gamma + r_sw %phi_sw =  left [ 
matrix{r dot %phi_1 sin %gamma_1##r dot %phi_2 sin %gamma_2##r dot %phi_3 sin %gamma_3##r dot %phi_4 sin %gamma_4} right ] + left [matrix{r_sw %phi_sw1##r_sw %phi_sw2##r_sw %phi_sw3##r_sw %phi_sw4} right]
= left[ matrix{
r dot %phi_1 sin %gamma_1 + r_sw %phi_sw1##
r dot %phi_2 sin %gamma_2 + r_sw %phi_sw2##
r dot %phi_3 sin %gamma_3 + r_sw %phi_sw3##
r dot %phi_4 sin %gamma_4 + r_sw %phi_sw4
} right ]

</annotation>
  </semantics>
</math>
</file>

<file path=Object 11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J</mi>
                    <mn>1</mn>
                  </msub>
                  <mrow>
                    <mo stretchy="false">(</mo>
                    <mrow>
                      <mo stretchy="false">β</mo>
                    </mrow>
                    <mo stretchy="false">)</mo>
                  </mrow>
                </mrow>
              </mtd>
            </mtr>
            <mtr>
              <mtd>
                <mrow>
                  <msub>
                    <mi>C</mi>
                    <mn>1</mn>
                  </msub>
                  <mrow>
                    <mo stretchy="false">(</mo>
                    <mrow>
                      <mo stretchy="false">β</mo>
                    </mrow>
                    <mo stretchy="false">)</mo>
                  </mrow>
                </mrow>
              </mtd>
            </mtr>
          </mtable>
        </mrow>
      </mfenced>
      <mi>R</mi>
      <mrow>
        <mo stretchy="false">(</mo>
        <mrow>
          <mo stretchy="false">θ</mo>
        </mrow>
        <mo stretchy="false">)</mo>
      </mrow>
      <mover accent="true">
        <msub>
          <mo stretchy="false">ξ</mo>
          <mi>I</mi>
        </msub>
        <mo stretchy="false">˙</mo>
      </mover>
      <mrow>
        <mi/>
        <mo stretchy="false">=</mo>
        <mi/>
      </mrow>
      <mfenced open="[" close="]">
        <mrow>
          <mtable>
            <mtr>
              <mtd>
                <mrow>
                  <msub>
                    <mi>J</mi>
                    <mn>2</mn>
                  </msub>
                  <mover accent="true">
                    <mo stretchy="false">ϕ</mo>
                    <mo stretchy="false">˙</mo>
                  </mover>
                </mrow>
              </mtd>
            </mtr>
            <mtr>
              <mtd>
                <mrow>
                  <msub>
                    <mi>C</mi>
                    <mn>2</mn>
                  </msub>
                  <mo stretchy="false">ϕ</mo>
                </mrow>
              </mtd>
            </mtr>
          </mtable>
        </mrow>
      </mfenced>
    </mrow>
    <annotation encoding="StarMath 5.0">alignl left [ matrix { J_1(%beta)##C_1(%beta)} right ] R(%theta) dot %xi_I ~ = ~ left [ matrix { J_2 dot %phi##C_2%phi} right ] </annotation>
  </semantics>
</math>
</file>

<file path=Object 12/content.xml><?xml version="1.0" encoding="utf-8"?>
<math xmlns="http://www.w3.org/1998/Math/MathML">
  <semantics>
    <mrow>
      <mover accent="true">
        <msub>
          <mo stretchy="false">ξ</mo>
          <mi>I</mi>
        </msub>
        <mo stretchy="false">˙</mo>
      </mover>
    </mrow>
    <annotation encoding="StarMath 5.0">dot %xi_I </annotation>
  </semantics>
</math>
</file>

<file path=Object 13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sub>
                      <mi>J</mi>
                      <mn>1</mn>
                    </msub>
                    <mrow>
                      <mo stretchy="false">(</mo>
                      <mrow>
                        <mo stretchy="false">β</mo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C</mi>
                      <mn>1</mn>
                    </msub>
                    <mrow>
                      <mo stretchy="false">(</mo>
                      <mrow>
                        <mo stretchy="false">β</mo>
                      </mrow>
                      <mo stretchy="false">)</mo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.71</mn>
                  </mrow>
                </mtd>
                <mtd>
                  <mrow>
                    <mrow>
                      <mo stretchy="false">−</mo>
                      <mn>0.71</mn>
                    </mrow>
                  </mrow>
                </mtd>
                <mtd>
                  <mrow>
                    <mrow>
                      <mo stretchy="false">−</mo>
                      <mn>7.43</mn>
                    </mrow>
                  </mrow>
                </mtd>
              </mtr>
              <mtr>
                <mtd>
                  <mrow>
                    <mn>0.71</mn>
                  </mrow>
                </mtd>
                <mtd>
                  <mrow>
                    <mn>0.71</mn>
                  </mrow>
                </mtd>
                <mtd>
                  <mrow>
                    <mrow>
                      <mo stretchy="false">−</mo>
                      <mn>7.43</mn>
                    </mrow>
                  </mrow>
                </mtd>
              </mtr>
              <mtr>
                <mtd>
                  <mrow>
                    <mrow>
                      <mo stretchy="false">−</mo>
                      <mn>0.71</mn>
                    </mrow>
                  </mrow>
                </mtd>
                <mtd>
                  <mrow>
                    <mn>0.71</mn>
                  </mrow>
                </mtd>
                <mtd>
                  <mrow>
                    <mrow>
                      <mo stretchy="false">−</mo>
                      <mn>7.43</mn>
                    </mrow>
                  </mrow>
                </mtd>
              </mtr>
              <mtr>
                <mtd>
                  <mrow>
                    <mrow>
                      <mo stretchy="false">−</mo>
                      <mn>0.71</mn>
                    </mrow>
                  </mrow>
                </mtd>
                <mtd>
                  <mrow>
                    <mrow>
                      <mo stretchy="false">−</mo>
                      <mn>0.71</mn>
                    </mrow>
                  </mrow>
                </mtd>
                <mtd>
                  <mrow>
                    <mrow>
                      <mo stretchy="false">−</mo>
                      <mn>7.43</mn>
                    </mrow>
                  </mrow>
                </mtd>
              </mtr>
              <mtr>
                <mtd>
                  <mrow>
                    <mn>0.71</mn>
                  </mrow>
                </mtd>
                <mtd>
                  <mrow>
                    <mn>0.71</mn>
                  </mrow>
                </mtd>
                <mtd>
                  <mrow>
                    <mrow>
                      <mo stretchy="false">−</mo>
                      <mn>1.05</mn>
                    </mrow>
                  </mrow>
                </mtd>
              </mtr>
              <mtr>
                <mtd>
                  <mrow>
                    <mrow>
                      <mo stretchy="false">−</mo>
                      <mn>0.71</mn>
                    </mrow>
                  </mrow>
                </mtd>
                <mtd>
                  <mrow>
                    <mn>0.71</mn>
                  </mrow>
                </mtd>
                <mtd>
                  <mrow>
                    <mn>1.05</mn>
                  </mrow>
                </mtd>
              </mtr>
              <mtr>
                <mtd>
                  <mrow>
                    <mrow>
                      <mrow>
                        <mo stretchy="false">−</mo>
                        <mn>0</mn>
                      </mrow>
                      <mo stretchy="false">/</mo>
                      <mn>71</mn>
                    </mrow>
                  </mrow>
                </mtd>
                <mtd>
                  <mrow>
                    <mrow>
                      <mo stretchy="false">−</mo>
                      <mn>0.71</mn>
                    </mrow>
                  </mrow>
                </mtd>
                <mtd>
                  <mrow>
                    <mrow>
                      <mo stretchy="false">−</mo>
                      <mn>1.05</mn>
                    </mrow>
                  </mrow>
                </mtd>
              </mtr>
              <mtr>
                <mtd>
                  <mrow>
                    <mn>0.71</mn>
                  </mrow>
                </mtd>
                <mtd>
                  <mrow>
                    <mrow>
                      <mo stretchy="false">−</mo>
                      <mn>0.71</mn>
                    </mrow>
                  </mrow>
                </mtd>
                <mtd>
                  <mrow>
                    <mn>1.05</mn>
                  </mrow>
                </mtd>
              </mtr>
            </mtable>
          </mrow>
        </mfenced>
      </mrow>
      <mi/>
      <mrow>
        <mfenced open="[" close="]">
          <mrow>
            <mtable>
              <mtr>
                <mtd>
                  <mrow>
                    <msub>
                      <mi>J</mi>
                      <mn>2</mn>
                    </msub>
                    <mover accent="true">
                      <mo stretchy="false">ϕ</mo>
                      <mo stretchy="false">˙</mo>
                    </mover>
                  </mrow>
                </mtd>
              </mtr>
              <mtr>
                <mtd>
                  <mrow>
                    <msub>
                      <mi>C</mi>
                      <mn>1</mn>
                    </msub>
                    <mover accent="true">
                      <mo stretchy="false">ϕ</mo>
                      <mo stretchy="false">˙</mo>
                    </mover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3</mn>
                    <msub>
                      <mo stretchy="false">ϕ</mo>
                      <mn>1</mn>
                    </msub>
                    <mn>0.71</mn>
                  </mrow>
                </mtd>
              </mtr>
              <mtr>
                <mtd>
                  <mrow>
                    <mn>3</mn>
                    <msub>
                      <mo stretchy="false">ϕ</mo>
                      <mn>2</mn>
                    </msub>
                    <mn>0.71</mn>
                  </mrow>
                </mtd>
              </mtr>
              <mtr>
                <mtd>
                  <mrow>
                    <mn>3</mn>
                    <msub>
                      <mo stretchy="false">ϕ</mo>
                      <mn>3</mn>
                    </msub>
                    <mn>0.71</mn>
                  </mrow>
                </mtd>
              </mtr>
              <mtr>
                <mtd>
                  <mrow>
                    <mn>3</mn>
                    <msub>
                      <mo stretchy="false">ϕ</mo>
                      <mn>4</mn>
                    </msub>
                    <mn>0.71</mn>
                  </mrow>
                </mtd>
              </mtr>
              <mtr>
                <mtd>
                  <mrow>
                    <mn>3</mn>
                    <mrow>
                      <mrow>
                        <msub>
                          <mo stretchy="false">ϕ</mo>
                          <mn>1</mn>
                        </msub>
                        <mo stretchy="false">−</mo>
                        <mn>0.71</mn>
                      </mrow>
                      <mo stretchy="false">+</mo>
                      <mn>0.5</mn>
                    </mrow>
                    <msub>
                      <mo stretchy="false">ϕ</mo>
                      <mi mathvariant="italic">sw1</mi>
                    </msub>
                  </mrow>
                </mtd>
              </mtr>
              <mtr>
                <mtd>
                  <mrow>
                    <mn>3</mn>
                    <msub>
                      <mo stretchy="false">ϕ</mo>
                      <mn>2</mn>
                    </msub>
                    <mrow>
                      <mn>0.71</mn>
                      <mo stretchy="false">+</mo>
                      <mn>0.5</mn>
                    </mrow>
                    <msub>
                      <mo stretchy="false">ϕ</mo>
                      <mi mathvariant="italic">sw2</mi>
                    </msub>
                  </mrow>
                </mtd>
              </mtr>
              <mtr>
                <mtd>
                  <mrow>
                    <mn>3</mn>
                    <mrow>
                      <mrow>
                        <msub>
                          <mo stretchy="false">ϕ</mo>
                          <mn>3</mn>
                        </msub>
                        <mo stretchy="false">−</mo>
                        <mn>0.71</mn>
                      </mrow>
                      <mo stretchy="false">+</mo>
                      <mn>0.5</mn>
                    </mrow>
                    <msub>
                      <mo stretchy="false">ϕ</mo>
                      <mi mathvariant="italic">sw3</mi>
                    </msub>
                  </mrow>
                </mtd>
              </mtr>
              <mtr>
                <mtd>
                  <mrow>
                    <mn>3</mn>
                    <msub>
                      <mo stretchy="false">ϕ</mo>
                      <mn>4</mn>
                    </msub>
                    <mrow>
                      <mn>0.71</mn>
                      <mo stretchy="false">+</mo>
                      <mn>0.5</mn>
                    </mrow>
                    <msub>
                      <mo stretchy="false">ϕ</mo>
                      <mi mathvariant="italic">sw4</mi>
                    </msub>
                  </mrow>
                </mtd>
              </mtr>
            </mtable>
          </mrow>
        </mfenced>
      </mrow>
    </mrow>
    <annotation encoding="StarMath 5.0">alignl
left [ matrix { J_1(%beta)##C_1(%beta)} right ] =
left [ matrix{
0.71# -0.71#-7.43##
0.71# 0.71#-7.43##
-0.71# 0.71#-7.43##
-0.71#-0.71#-7.43##
0.71#0.71#-1.05##
-0.71#0.71#1.05##
-0/71#-0.71#-1.05##
0.71#-0.71#1.05
} right ] 
~~~
left [ matrix { J_2 dot %phi##C_1 dot %phi} right ] = left[ matrix{
3 %phi_1 0.71##
3 %phi_2 0.71##
3 %phi_3 0.71##
3 %phi_4 0.71##
3 %phi_1 -0.71+ 0.5 %phi_sw1##
3 %phi_2 0.71 + 0.5 %phi_sw2##
3 %phi_3 -0.71+ 0.5 %phi_sw3##
3 %phi_4 0.71 + 0.5 %phi_sw4
} right ]</annotation>
  </semantics>
</math>
</file>

<file path=Object 14/content.xml><?xml version="1.0" encoding="utf-8"?>
<math xmlns="http://www.w3.org/1998/Math/MathML">
  <semantics>
    <mtable>
      <mtr>
        <mtd>
          <mrow>
            <mrow>
              <mover accent="true">
                <mo stretchy="false">ξ</mo>
                <mo stretchy="false">˙</mo>
              </mover>
              <mo stretchy="false">=</mo>
              <msup>
                <mi>R</mi>
                <mrow>
                  <mo stretchy="false">−</mo>
                  <mn>1</mn>
                </mrow>
              </msup>
            </mrow>
            <mrow>
              <mo stretchy="false">(</mo>
              <mrow>
                <mo stretchy="false">θ</mo>
              </mrow>
              <mo stretchy="false">)</mo>
            </mrow>
            <msup>
              <mfenced open="[" close="]">
                <mrow>
                  <mtable>
                    <mtr>
                      <mtd>
                        <mrow>
                          <msub>
                            <mi>J</mi>
                            <mn>1</mn>
                          </msub>
                          <mrow>
                            <mo stretchy="false">(</mo>
                            <mrow>
                              <mo stretchy="false">β</mo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C</mi>
                            <mn>1</mn>
                          </msub>
                          <mrow>
                            <mo stretchy="false">(</mo>
                            <mrow>
                              <mo stretchy="false">β</mo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  <mrow>
                <mo stretchy="false">−</mo>
                <mn>1</mn>
              </mrow>
            </msup>
            <mfenced open="[" close="]">
              <mrow>
                <mtable>
                  <mtr>
                    <mtd>
                      <mrow>
                        <msub>
                          <mi>J</mi>
                          <mn>2</mn>
                        </msub>
                        <mrow>
                          <mo stretchy="false">(</mo>
                          <mrow>
                            <mo stretchy="false">ϕ</mo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C</mi>
                          <mn>2</mn>
                        </msub>
                        <mrow>
                          <mo stretchy="false">(</mo>
                          <mrow>
                            <mo stretchy="false">ϕ</mo>
                          </mrow>
                          <mo stretchy="false">)</mo>
                        </mrow>
                      </mrow>
                    </mtd>
                  </mtr>
                </mtable>
              </mrow>
            </mfenced>
            <mi/>
            <msup>
              <mi>R</mi>
              <mrow>
                <mo stretchy="false">−</mo>
                <mn>1</mn>
              </mrow>
            </msup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fenced open="[" close="]">
                <mrow>
                  <mtable>
                    <mtr>
                      <mtd>
                        <mrow>
                          <mrow/>
                        </mrow>
                      </mtd>
                    </mtr>
                    <mtr>
                      <mtd>
                        <mrow>
                          <mrow/>
                        </mrow>
                      </mtd>
                    </mtr>
                  </mtable>
                </mrow>
              </mfenced>
            </mrow>
            <mi/>
          </mrow>
        </mtd>
      </mtr>
      <mtr>
        <mtd>
          <mrow/>
        </mtd>
      </mtr>
    </mtable>
    <annotation encoding="StarMath 5.0">dot %xi = R^-1(%theta)left [ matrix{ J_1(%beta) ## C_1(%beta) } right] ^-1 left[ matrix{ J_2(%phi) ## C_2(%phi)} right]
~~~
R^-1(0)= left[ matrix{ # ## # } right]
~~~

newline
</annotation>
  </semantics>
</math>
</file>

<file path=Object 2/content.xml><?xml version="1.0" encoding="utf-8"?>
<math xmlns="http://www.w3.org/1998/Math/MathML">
  <semantics>
    <mtable>
      <mtr>
        <mtd>
          <mrow>
            <msub>
              <mi>J</mi>
              <mn>1</mn>
            </msub>
            <mrow>
              <mo stretchy="false">(</mo>
              <mrow>
                <msub>
                  <mo stretchy="false">β</mo>
                  <mi>s</mi>
                </msub>
              </mrow>
              <mo stretchy="false">)</mo>
            </mrow>
            <mi>R</mi>
            <mrow>
              <mo stretchy="false">(</mo>
              <mrow>
                <mo stretchy="false">θ</mo>
              </mrow>
              <mo stretchy="false">)</mo>
            </mrow>
            <mrow>
              <mover accent="true">
                <msub>
                  <mo stretchy="false">ξ</mo>
                  <mi>I</mi>
                </msub>
                <mo stretchy="false">˙</mo>
              </mover>
              <mo stretchy="false">+</mo>
              <msub>
                <mi>J</mi>
                <mn>2</mn>
              </msub>
            </mrow>
            <mrow>
              <mover accent="true">
                <mo stretchy="false">ϕ</mo>
                <mo stretchy="false">˙</mo>
              </mover>
              <mo stretchy="false">=</mo>
              <mn>0</mn>
            </mrow>
          </mrow>
        </mtd>
      </mtr>
      <mtr>
        <mtd>
          <mrow>
            <msub>
              <mi>C</mi>
              <mn>1</mn>
            </msub>
            <mrow>
              <mo stretchy="false">(</mo>
              <mrow>
                <msub>
                  <mo stretchy="false">β</mo>
                  <mi>s</mi>
                </msub>
              </mrow>
              <mo stretchy="false">)</mo>
            </mrow>
            <mi>R</mi>
            <mrow>
              <mo stretchy="false">(</mo>
              <mrow>
                <mo stretchy="false">θ</mo>
              </mrow>
              <mo stretchy="false">)</mo>
            </mrow>
            <mrow>
              <mover accent="true">
                <msub>
                  <mo stretchy="false">ξ</mo>
                  <mi>I</mi>
                </msub>
                <mo stretchy="false">˙</mo>
              </mover>
              <mo stretchy="false">=</mo>
              <mn>0</mn>
            </mrow>
          </mrow>
        </mtd>
      </mtr>
    </mtable>
    <annotation encoding="StarMath 5.0">alignr  J_1(%beta_s)R(%theta) dot %xi_I + J_2 dot %phi = 0 newline
alignr C_1(%beta_s)R(%theta) dot %xi_I = 0</annotation>
  </semantics>
</math>
</file>

<file path=Object 3/content.xml><?xml version="1.0" encoding="utf-8"?>
<math xmlns="http://www.w3.org/1998/Math/MathML">
  <semantics>
    <mrow>
      <mrow>
        <mover accent="true">
          <msub>
            <mo stretchy="false">ξ</mo>
            <mi>R</mi>
          </msub>
          <mo stretchy="false">˙</mo>
        </mover>
        <mo stretchy="false">=</mo>
        <mi>R</mi>
      </mrow>
      <mrow>
        <mo stretchy="false">(</mo>
        <mrow>
          <mo stretchy="false">θ</mo>
        </mrow>
        <mo stretchy="false">)</mo>
      </mrow>
      <mrow>
        <mover accent="true">
          <msub>
            <mo stretchy="false">ξ</mo>
            <mi>I</mi>
          </msub>
          <mo stretchy="false">˙</mo>
        </mover>
        <mo stretchy="false">=</mo>
        <mn>0</mn>
      </mrow>
    </mrow>
    <annotation encoding="StarMath 5.0">alignr dot %xi_R = R(%theta) dot %xi_I = 0</annotation>
  </semantics>
</math>
</file>

<file path=Object 4/content.xml><?xml version="1.0" encoding="utf-8"?>
<math xmlns="http://www.w3.org/1998/Math/MathML">
  <semantics>
    <mrow>
      <mi>R</mi>
      <mrow>
        <mrow>
          <mo stretchy="false">(</mo>
          <mrow>
            <mo stretchy="false">θ</mo>
          </mrow>
          <mo stretchy="false">)</mo>
        </mrow>
        <mo stretchy="false">=</mo>
        <mfenced open="[" close="]">
          <mrow>
            <mtable>
              <mtr>
                <mtd>
                  <mrow>
                    <mi>cos</mi>
                    <mrow>
                      <mo stretchy="false">(</mo>
                      <mrow>
                        <mo stretchy="false">θ</mo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θ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o stretchy="false">θ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θ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i/>
      <mrow>
        <mover accent="true">
          <msub>
            <mo stretchy="false">ξ</mo>
            <mi>I</mi>
          </msub>
          <mo stretchy="false">˙</mo>
        </mover>
        <mo stretchy="false">=</mo>
        <mfenced open="[" close="]">
          <mrow>
            <mtable>
              <mtr>
                <mtd>
                  <mrow>
                    <mover accent="true">
                      <mi>x</mi>
                      <mo stretchy="false">˙</mo>
                    </mover>
                  </mrow>
                </mtd>
              </mtr>
              <mtr>
                <mtd>
                  <mrow>
                    <mover accent="true">
                      <mi>y</mi>
                      <mo stretchy="false">˙</mo>
                    </mover>
                  </mrow>
                </mtd>
              </mtr>
              <mtr>
                <mtd>
                  <mrow>
                    <mover accent="true">
                      <mo stretchy="false">θ</mo>
                      <mo stretchy="false">˙</mo>
                    </mover>
                  </mrow>
                </mtd>
              </mtr>
            </mtable>
          </mrow>
        </mfenced>
      </mrow>
      <mi/>
      <mrow>
        <mover accent="true">
          <msub>
            <mo stretchy="false">ξ</mo>
            <mi>R</mi>
          </msub>
          <mo stretchy="false">˙</mo>
        </mover>
        <mo stretchy="false">=</mo>
        <mfenced open="[" close="]">
          <mrow>
            <mtable>
              <mtr>
                <mtd>
                  <mrow>
                    <mover accent="true">
                      <mi>x</mi>
                      <mo stretchy="false">˙</mo>
                    </mover>
                    <mi>cos</mi>
                    <mrow>
                      <mrow>
                        <mo stretchy="false">(</mo>
                        <mrow>
                          <mo stretchy="false">θ</mo>
                        </mrow>
                        <mo stretchy="false">)</mo>
                      </mrow>
                      <mo stretchy="false">−</mo>
                      <mover accent="true">
                        <mi>y</mi>
                        <mo stretchy="false">˙</mo>
                      </mover>
                    </mrow>
                    <mi>sin</mi>
                    <mrow>
                      <mo stretchy="false">(</mo>
                      <mrow>
                        <mo stretchy="false">θ</mo>
                      </mrow>
                      <mo stretchy="false">)</mo>
                    </mrow>
                  </mrow>
                </mtd>
              </mtr>
              <mtr>
                <mtd>
                  <mrow>
                    <mover accent="true">
                      <mi>x</mi>
                      <mo stretchy="false">˙</mo>
                    </mover>
                    <mi>sin</mi>
                    <mrow>
                      <mrow>
                        <mo stretchy="false">(</mo>
                        <mrow>
                          <mo stretchy="false">θ</mo>
                        </mrow>
                        <mo stretchy="false">)</mo>
                      </mrow>
                      <mo stretchy="false">+</mo>
                      <mover accent="true">
                        <mi>y</mi>
                        <mo stretchy="false">˙</mo>
                      </mover>
                    </mrow>
                    <mi>cos</mi>
                    <mrow>
                      <mo stretchy="false">(</mo>
                      <mrow>
                        <mo stretchy="false">θ</mo>
                      </mrow>
                      <mo stretchy="false">)</mo>
                    </mrow>
                  </mrow>
                </mtd>
              </mtr>
              <mtr>
                <mtd>
                  <mrow>
                    <mover accent="true">
                      <mo stretchy="false">θ</mo>
                      <mo stretchy="false">˙</mo>
                    </mover>
                  </mrow>
                </mtd>
              </mtr>
            </mtable>
          </mrow>
        </mfenced>
      </mrow>
    </mrow>
    <annotation encoding="StarMath 5.0">R(%theta)= left[ matrix { cos(%theta)#-sin(%theta)#0##sin(%theta)#cos(%theta)#0## 0 # 0 #1 } right]
~
dot %xi_I = left [ matrix{dot x##dot y## dot %theta}right ]
~
dot %xi_R = left [ matrix{ dot x cos(%theta)-dot y sin(%theta)##dot x sin(%theta) + dot y cos(%theta)##dot %theta} right ]
</annotation>
  </semantics>
</math>
</file>

<file path=Object 5/content.xml><?xml version="1.0" encoding="utf-8"?>
<math xmlns="http://www.w3.org/1998/Math/MathML">
  <semantics>
    <mrow>
      <mrow>
        <msub>
          <mi>J</mi>
          <mn>2</mn>
        </msub>
        <mo stretchy="false">=</mo>
        <mfenced open="[" close="]">
          <mrow>
            <mtable>
              <mtr>
                <mtd>
                  <mrow>
                    <msub>
                      <mi>r</mi>
                      <mn>1</mn>
                    </msub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sub>
                      <mi>r</mi>
                      <mn>2</mn>
                    </msub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>r</mi>
                      <mn>3</mn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>r</mi>
                      <mn>4</mn>
                    </msub>
                  </mrow>
                </mtd>
              </mtr>
            </mtable>
          </mrow>
        </mfenced>
      </mrow>
      <mi/>
      <mrow>
        <mover accent="true">
          <mo stretchy="false">ϕ</mo>
          <mo stretchy="false">˙</mo>
        </mover>
        <mo stretchy="false">=</mo>
        <mfenced open="[" close="]">
          <mrow>
            <mtable>
              <mtr>
                <mtd>
                  <mrow>
                    <msub>
                      <mo stretchy="false">ϕ</mo>
                      <mn>1</mn>
                    </msub>
                    <mi>cos</mi>
                    <msub>
                      <mo stretchy="false">γ</mo>
                      <mn>1</mn>
                    </msub>
                  </mrow>
                </mtd>
              </mtr>
              <mtr>
                <mtd>
                  <mrow>
                    <msub>
                      <mo stretchy="false">ϕ</mo>
                      <mn>2</mn>
                    </msub>
                    <mi>cos</mi>
                    <msub>
                      <mo stretchy="false">γ</mo>
                      <mn>2</mn>
                    </msub>
                  </mrow>
                </mtd>
              </mtr>
              <mtr>
                <mtd>
                  <mrow>
                    <msub>
                      <mo stretchy="false">ϕ</mo>
                      <mn>3</mn>
                    </msub>
                    <mi>cos</mi>
                    <msub>
                      <mo stretchy="false">γ</mo>
                      <mn>3</mn>
                    </msub>
                  </mrow>
                </mtd>
              </mtr>
              <mtr>
                <mtd>
                  <mrow>
                    <msub>
                      <mo stretchy="false">ϕ</mo>
                      <mn>4</mn>
                    </msub>
                    <mi>cos</mi>
                    <msub>
                      <mo stretchy="false">γ</mo>
                      <mn>4</mn>
                    </msub>
                  </mrow>
                </mtd>
              </mtr>
            </mtable>
          </mrow>
        </mfenced>
      </mrow>
      <mi/>
      <msub>
        <mi>J</mi>
        <mn>2</mn>
      </msub>
      <mrow>
        <mover accent="true">
          <mo stretchy="false">ϕ</mo>
          <mo stretchy="false">˙</mo>
        </mover>
        <mo stretchy="false">=</mo>
        <mfenced open="[" close="]">
          <mrow>
            <mtable>
              <mtr>
                <mtd>
                  <mrow>
                    <msub>
                      <mi>r</mi>
                      <mn>1</mn>
                    </msub>
                    <msub>
                      <mo stretchy="false">ϕ</mo>
                      <mn>1</mn>
                    </msub>
                    <mi>cos</mi>
                    <msub>
                      <mo stretchy="false">γ</mo>
                      <mn>1</mn>
                    </msub>
                  </mrow>
                </mtd>
              </mtr>
              <mtr>
                <mtd>
                  <mrow>
                    <msub>
                      <mi>r</mi>
                      <mn>2</mn>
                    </msub>
                    <msub>
                      <mo stretchy="false">ϕ</mo>
                      <mn>2</mn>
                    </msub>
                    <mi>cos</mi>
                    <msub>
                      <mo stretchy="false">γ</mo>
                      <mn>2</mn>
                    </msub>
                  </mrow>
                </mtd>
              </mtr>
              <mtr>
                <mtd>
                  <mrow>
                    <msub>
                      <mi>r</mi>
                      <mn>3</mn>
                    </msub>
                    <msub>
                      <mo stretchy="false">ϕ</mo>
                      <mn>3</mn>
                    </msub>
                    <mi>cos</mi>
                    <msub>
                      <mo stretchy="false">γ</mo>
                      <mn>3</mn>
                    </msub>
                  </mrow>
                </mtd>
              </mtr>
              <mtr>
                <mtd>
                  <mrow>
                    <msub>
                      <mi>r</mi>
                      <mn>4</mn>
                    </msub>
                    <msub>
                      <mo stretchy="false">ϕ</mo>
                      <mn>4</mn>
                    </msub>
                    <mi>cos</mi>
                    <msub>
                      <mo stretchy="false">γ</mo>
                      <mn>4</mn>
                    </msub>
                  </mrow>
                </mtd>
              </mtr>
            </mtable>
          </mrow>
        </mfenced>
      </mrow>
    </mrow>
    <annotation encoding="StarMath 5.0">J_2 = left [ 
matrix{ r_1#0#0#0##0#r_2#0#0##0#0#r_3#0##0#0#0#r_4} right ]
~
dot %phi = left [ matrix { 
%phi_1 cos%gamma_1##
%phi_2 cos%gamma_2##
%phi_3 cos%gamma_3##
%phi_4 cos%gamma_4 } right ]
~
J_2 dot %phi = left [ matrix { 
r_1%phi_1 cos%gamma_1##
r_2%phi_2 cos%gamma_2##
r_3%phi_3 cos%gamma_3##
r_4%phi_4 cos%gamma_4} right ]</annotation>
  </semantics>
</math>
</file>

<file path=Object 6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o stretchy="false">β</mo>
          </mrow>
          <mo stretchy="false">)</mo>
        </mrow>
        <mo stretchy="false">=</mo>
        <mfenced open="[" close="]">
          <mrow>
            <mtable>
              <mtr>
                <mtd>
                  <mrow>
                    <mi>cos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1</mn>
                            </msub>
                            <mo stretchy="false">+</mo>
                            <msub>
                              <mo stretchy="false">β</mo>
                              <mn>1</mn>
                            </msub>
                          </mrow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1</mn>
                            </msub>
                            <mo stretchy="false">+</mo>
                            <msub>
                              <mo stretchy="false">β</mo>
                              <mn>1</mn>
                            </msub>
                          </mrow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sin</mi>
                    <mrow>
                      <mo stretchy="false">(</mo>
                      <mrow>
                        <mrow>
                          <msub>
                            <mo stretchy="false">β</mo>
                            <mn>1</mn>
                          </msub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cos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  <mo stretchy="false">+</mo>
                            <msub>
                              <mo stretchy="false">β</mo>
                              <mn>2</mn>
                            </msub>
                          </mrow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  <mo stretchy="false">+</mo>
                            <msub>
                              <mo stretchy="false">β</mo>
                              <mn>2</mn>
                            </msub>
                          </mrow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sin</mi>
                    <mrow>
                      <mo stretchy="false">(</mo>
                      <mrow>
                        <mrow>
                          <msub>
                            <mo stretchy="false">β</mo>
                            <mn>2</mn>
                          </msub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cos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3</mn>
                            </msub>
                            <mo stretchy="false">+</mo>
                            <msub>
                              <mo stretchy="false">β</mo>
                              <mn>3</mn>
                            </msub>
                          </mrow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3</mn>
                            </msub>
                            <mo stretchy="false">+</mo>
                            <msub>
                              <mo stretchy="false">β</mo>
                              <mn>3</mn>
                            </msub>
                          </mrow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sin</mi>
                    <mrow>
                      <mo stretchy="false">(</mo>
                      <mrow>
                        <mrow>
                          <msub>
                            <mo stretchy="false">β</mo>
                            <mn>3</mn>
                          </msub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cos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4</mn>
                            </msub>
                            <mo stretchy="false">+</mo>
                            <msub>
                              <mo stretchy="false">β</mo>
                              <mn>4</mn>
                            </msub>
                          </mrow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4</mn>
                            </msub>
                            <mo stretchy="false">+</mo>
                            <msub>
                              <mo stretchy="false">β</mo>
                              <mn>4</mn>
                            </msub>
                          </mrow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sin</mi>
                    <mrow>
                      <mo stretchy="false">(</mo>
                      <mrow>
                        <mrow>
                          <msub>
                            <mo stretchy="false">β</mo>
                            <mn>4</mn>
                          </msub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C_1(%beta) = left [ 
matrix{cos(%alpha_1+%beta_1+%gamma_1) # sin(%alpha_1+%beta_1+%gamma_1) # l sin(%beta_1+%gamma_1) ##cos(%alpha_2+%beta_2+%gamma_2)#sin(%alpha_2+%beta_2+%gamma_2)# l sin(%beta_2+%gamma_2)##cos(%alpha_3+%beta_3+%gamma_3)#sin(%alpha_3+%beta_3+%gamma_3)# l sin(%beta_3+%gamma_3)##cos(%alpha_4+%beta_4+%gamma_4)#sin(%alpha_4+%beta_4+%gamma_4)# l sin(%beta_4+%gamma_4) }  
right ]
</annotation>
  </semantics>
</math>
</file>

<file path=Object 7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sub>
                      <mi>J</mi>
                      <mn>1</mn>
                    </msub>
                    <mrow>
                      <mo stretchy="false">(</mo>
                      <mrow>
                        <mo stretchy="false">β</mo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C</mi>
                      <mn>1</mn>
                    </msub>
                    <mrow>
                      <mo stretchy="false">(</mo>
                      <mrow>
                        <mo stretchy="false">β</mo>
                      </mrow>
                      <mo stretchy="false">)</mo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1</mn>
                            </msub>
                            <mo stretchy="false">+</mo>
                            <msub>
                              <mo stretchy="false">β</mo>
                              <mn>1</mn>
                            </msub>
                          </mrow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1</mn>
                            </msub>
                            <mo stretchy="false">+</mo>
                            <msub>
                              <mo stretchy="false">β</mo>
                              <mn>1</mn>
                            </msub>
                          </mrow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 mathvariant="italic">lcos</mi>
                    <mrow>
                      <mo stretchy="false">(</mo>
                      <mrow>
                        <mrow>
                          <msub>
                            <mo stretchy="false">β</mo>
                            <mn>1</mn>
                          </msub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  <mo stretchy="false">+</mo>
                            <msub>
                              <mo stretchy="false">β</mo>
                              <mn>2</mn>
                            </msub>
                          </mrow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  <mo stretchy="false">+</mo>
                            <msub>
                              <mo stretchy="false">β</mo>
                              <mn>2</mn>
                            </msub>
                          </mrow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cos</mi>
                    <mrow>
                      <mo stretchy="false">(</mo>
                      <mrow>
                        <mrow>
                          <msub>
                            <mo stretchy="false">β</mo>
                            <mn>2</mn>
                          </msub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3</mn>
                            </msub>
                            <mo stretchy="false">+</mo>
                            <msub>
                              <mo stretchy="false">β</mo>
                              <mn>3</mn>
                            </msub>
                          </mrow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3</mn>
                            </msub>
                            <mo stretchy="false">+</mo>
                            <msub>
                              <mo stretchy="false">β</mo>
                              <mn>3</mn>
                            </msub>
                          </mrow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cos</mi>
                    <mrow>
                      <mo stretchy="false">(</mo>
                      <mrow>
                        <mrow>
                          <msub>
                            <mo stretchy="false">β</mo>
                            <mn>3</mn>
                          </msub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4</mn>
                            </msub>
                            <mo stretchy="false">+</mo>
                            <msub>
                              <mo stretchy="false">β</mo>
                              <mn>4</mn>
                            </msub>
                          </mrow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cos</mi>
                    </mrow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4</mn>
                            </msub>
                            <mo stretchy="false">+</mo>
                            <msub>
                              <mo stretchy="false">β</mo>
                              <mn>4</mn>
                            </msub>
                          </mrow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cos</mi>
                    <mrow>
                      <mo stretchy="false">(</mo>
                      <mrow>
                        <mrow>
                          <msub>
                            <mo stretchy="false">β</mo>
                            <mn>4</mn>
                          </msub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cos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1</mn>
                            </msub>
                            <mo stretchy="false">+</mo>
                            <msub>
                              <mo stretchy="false">β</mo>
                              <mn>1</mn>
                            </msub>
                          </mrow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1</mn>
                            </msub>
                            <mo stretchy="false">+</mo>
                            <msub>
                              <mo stretchy="false">β</mo>
                              <mn>1</mn>
                            </msub>
                          </mrow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sin</mi>
                    <mrow>
                      <mo stretchy="false">(</mo>
                      <mrow>
                        <mrow>
                          <msub>
                            <mo stretchy="false">β</mo>
                            <mn>1</mn>
                          </msub>
                          <mo stretchy="false">+</mo>
                          <msub>
                            <mo stretchy="false">γ</mo>
                            <mn>1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cos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  <mo stretchy="false">+</mo>
                            <msub>
                              <mo stretchy="false">β</mo>
                              <mn>2</mn>
                            </msub>
                          </mrow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2</mn>
                            </msub>
                            <mo stretchy="false">+</mo>
                            <msub>
                              <mo stretchy="false">β</mo>
                              <mn>2</mn>
                            </msub>
                          </mrow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sin</mi>
                    <mrow>
                      <mo stretchy="false">(</mo>
                      <mrow>
                        <mrow>
                          <msub>
                            <mo stretchy="false">β</mo>
                            <mn>2</mn>
                          </msub>
                          <mo stretchy="false">+</mo>
                          <msub>
                            <mo stretchy="false">γ</mo>
                            <mn>2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cos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3</mn>
                            </msub>
                            <mo stretchy="false">+</mo>
                            <msub>
                              <mo stretchy="false">β</mo>
                              <mn>3</mn>
                            </msub>
                          </mrow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3</mn>
                            </msub>
                            <mo stretchy="false">+</mo>
                            <msub>
                              <mo stretchy="false">β</mo>
                              <mn>3</mn>
                            </msub>
                          </mrow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sin</mi>
                    <mrow>
                      <mo stretchy="false">(</mo>
                      <mrow>
                        <mrow>
                          <msub>
                            <mo stretchy="false">β</mo>
                            <mn>3</mn>
                          </msub>
                          <mo stretchy="false">+</mo>
                          <msub>
                            <mo stretchy="false">γ</mo>
                            <mn>3</mn>
                          </msub>
                        </mrow>
                      </mrow>
                      <mo stretchy="false">)</mo>
                    </mrow>
                  </mrow>
                </mtd>
              </mtr>
              <mtr>
                <mtd>
                  <mrow>
                    <mi>cos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4</mn>
                            </msub>
                            <mo stretchy="false">+</mo>
                            <msub>
                              <mo stretchy="false">β</mo>
                              <mn>4</mn>
                            </msub>
                          </mrow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row>
                          <mrow>
                            <msub>
                              <mo stretchy="false">α</mo>
                              <mn>4</mn>
                            </msub>
                            <mo stretchy="false">+</mo>
                            <msub>
                              <mo stretchy="false">β</mo>
                              <mn>4</mn>
                            </msub>
                          </mrow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  <mtd>
                  <mrow>
                    <mi>l</mi>
                    <mi>sin</mi>
                    <mrow>
                      <mo stretchy="false">(</mo>
                      <mrow>
                        <mrow>
                          <msub>
                            <mo stretchy="false">β</mo>
                            <mn>4</mn>
                          </msub>
                          <mo stretchy="false">+</mo>
                          <msub>
                            <mo stretchy="false">γ</mo>
                            <mn>4</mn>
                          </msub>
                        </mrow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left [ matrix { J_1(%beta)##C_1(%beta)} right ] = 
left [ matrix {
sin(%alpha_1+%beta_1+%gamma_1) # -cos(%alpha_1+%beta_1+%gamma_1) # lcos(%beta_1+%gamma_1) ##sin(%alpha_2+%beta_2+%gamma_2)#-cos(%alpha_2+%beta_2+%gamma_2)# l cos(%beta_2+%gamma_2)##sin(%alpha_3+%beta_3+%gamma_3)#-cos(%alpha_3+%beta_3+%gamma_3)# l cos(%beta_3+%gamma_3)##sin(%alpha_4+%beta_4+%gamma_4)#-cos(%alpha_4+%beta_4+%gamma_4)# l cos(%beta_4+%gamma_4) ##cos(%alpha_1+%beta_1+%gamma_1) # sin(%alpha_1+%beta_1+%gamma_1) # l sin(%beta_1+%gamma_1) ##cos(%alpha_2+%beta_2+%gamma_2)#sin(%alpha_2+%beta_2+%gamma_2)# l sin(%beta_2+%gamma_2)##cos(%alpha_3+%beta_3+%gamma_3)#sin(%alpha_3+%beta_3+%gamma_3)# l sin(%beta_3+%gamma_3)##cos(%alpha_4+%beta_4+%gamma_4)#sin(%alpha_4+%beta_4+%gamma_4)# l sin(%beta_4+%gamma_4) } right ]</annotation>
  </semantics>
</math>
</file>

<file path=Object 8/content.xml><?xml version="1.0" encoding="utf-8"?>
<math xmlns="http://www.w3.org/1998/Math/MathML">
  <semantics>
    <mtable>
      <mtr>
        <mtd>
          <mrow>
            <mfenced open="[" close="]">
              <mrow>
                <mtable>
                  <mtr>
                    <mtd>
                      <mrow>
                        <msub>
                          <mi>J</mi>
                          <mn>1</mn>
                        </msub>
                        <mrow>
                          <mo stretchy="false">(</mo>
                          <mrow>
                            <mo stretchy="false">β</mo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C</mi>
                          <mn>1</mn>
                        </msub>
                        <mrow>
                          <mo stretchy="false">(</mo>
                          <mrow>
                            <mo stretchy="false">β</mo>
                          </mrow>
                          <mo stretchy="false">)</mo>
                        </mrow>
                      </mrow>
                    </mtd>
                  </mtr>
                </mtable>
              </mrow>
            </mfenced>
            <mi>R</mi>
            <mrow>
              <mo stretchy="false">(</mo>
              <mrow>
                <mo stretchy="false">θ</mo>
              </mrow>
              <mo stretchy="false">)</mo>
            </mrow>
            <mover accent="true">
              <msub>
                <mo stretchy="false">ξ</mo>
                <mi>I</mi>
              </msub>
              <mo stretchy="false">˙</mo>
            </mover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sub>
                          <mi>J</mi>
                          <mn>1</mn>
                        </msub>
                        <mrow>
                          <mo stretchy="false">(</mo>
                          <mrow>
                            <mo stretchy="false">β</mo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C</mi>
                          <mn>1</mn>
                        </msub>
                        <mrow>
                          <mo stretchy="false">(</mo>
                          <mrow>
                            <mo stretchy="false">β</mo>
                          </mrow>
                          <mo stretchy="false">)</mo>
                        </mrow>
                      </mrow>
                    </mtd>
                  </mtr>
                </mtable>
              </mrow>
            </mfenced>
            <mover accent="true">
              <msub>
                <mo stretchy="false">ξ</mo>
                <mi>R</mi>
              </msub>
              <mo stretchy="false">˙</mo>
            </mover>
          </mrow>
        </mtd>
      </mtr>
      <mtr>
        <mtd>
          <mrow/>
        </mtd>
      </mtr>
      <mtr>
        <mtd>
          <mrow>
            <mfenced open="[" close="]">
              <mrow>
                <mtable>
                  <mtr>
                    <mtd>
                      <mrow>
                        <mi>sin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1</mn>
                                </msub>
                                <mo stretchy="false">+</mo>
                                <msub>
                                  <mo stretchy="false">β</mo>
                                  <mn>1</mn>
                                </msub>
                              </mrow>
                              <mo stretchy="false">+</mo>
                              <msub>
                                <mo stretchy="false">γ</mo>
                                <mn>1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cos</mi>
                        </mrow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1</mn>
                                </msub>
                                <mo stretchy="false">+</mo>
                                <msub>
                                  <mo stretchy="false">β</mo>
                                  <mn>1</mn>
                                </msub>
                              </mrow>
                              <mo stretchy="false">+</mo>
                              <msub>
                                <mo stretchy="false">γ</mo>
                                <mn>1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 mathvariant="italic">lcos</mi>
                        <mrow>
                          <mo stretchy="false">(</mo>
                          <mrow>
                            <mrow>
                              <msub>
                                <mo stretchy="false">β</mo>
                                <mn>1</mn>
                              </msub>
                              <mo stretchy="false">+</mo>
                              <msub>
                                <mo stretchy="false">γ</mo>
                                <mn>1</mn>
                              </msub>
                            </mrow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sin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2</mn>
                                </msub>
                                <mo stretchy="false">+</mo>
                                <msub>
                                  <mo stretchy="false">β</mo>
                                  <mn>2</mn>
                                </msub>
                              </mrow>
                              <mo stretchy="false">+</mo>
                              <msub>
                                <mo stretchy="false">γ</mo>
                                <mn>2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cos</mi>
                        </mrow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2</mn>
                                </msub>
                                <mo stretchy="false">+</mo>
                                <msub>
                                  <mo stretchy="false">β</mo>
                                  <mn>2</mn>
                                </msub>
                              </mrow>
                              <mo stretchy="false">+</mo>
                              <msub>
                                <mo stretchy="false">γ</mo>
                                <mn>2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l</mi>
                        <mi>cos</mi>
                        <mrow>
                          <mo stretchy="false">(</mo>
                          <mrow>
                            <mrow>
                              <msub>
                                <mo stretchy="false">β</mo>
                                <mn>2</mn>
                              </msub>
                              <mo stretchy="false">+</mo>
                              <msub>
                                <mo stretchy="false">γ</mo>
                                <mn>2</mn>
                              </msub>
                            </mrow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sin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3</mn>
                                </msub>
                                <mo stretchy="false">+</mo>
                                <msub>
                                  <mo stretchy="false">β</mo>
                                  <mn>3</mn>
                                </msub>
                              </mrow>
                              <mo stretchy="false">+</mo>
                              <msub>
                                <mo stretchy="false">γ</mo>
                                <mn>3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cos</mi>
                        </mrow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3</mn>
                                </msub>
                                <mo stretchy="false">+</mo>
                                <msub>
                                  <mo stretchy="false">β</mo>
                                  <mn>3</mn>
                                </msub>
                              </mrow>
                              <mo stretchy="false">+</mo>
                              <msub>
                                <mo stretchy="false">γ</mo>
                                <mn>3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l</mi>
                        <mi>cos</mi>
                        <mrow>
                          <mo stretchy="false">(</mo>
                          <mrow>
                            <mrow>
                              <msub>
                                <mo stretchy="false">β</mo>
                                <mn>3</mn>
                              </msub>
                              <mo stretchy="false">+</mo>
                              <msub>
                                <mo stretchy="false">γ</mo>
                                <mn>3</mn>
                              </msub>
                            </mrow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sin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4</mn>
                                </msub>
                                <mo stretchy="false">+</mo>
                                <msub>
                                  <mo stretchy="false">β</mo>
                                  <mn>4</mn>
                                </msub>
                              </mrow>
                              <mo stretchy="false">+</mo>
                              <msub>
                                <mo stretchy="false">γ</mo>
                                <mn>4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cos</mi>
                        </mrow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4</mn>
                                </msub>
                                <mo stretchy="false">+</mo>
                                <msub>
                                  <mo stretchy="false">β</mo>
                                  <mn>4</mn>
                                </msub>
                              </mrow>
                              <mo stretchy="false">+</mo>
                              <msub>
                                <mo stretchy="false">γ</mo>
                                <mn>4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l</mi>
                        <mi>cos</mi>
                        <mrow>
                          <mo stretchy="false">(</mo>
                          <mrow>
                            <mrow>
                              <msub>
                                <mo stretchy="false">β</mo>
                                <mn>4</mn>
                              </msub>
                              <mo stretchy="false">+</mo>
                              <msub>
                                <mo stretchy="false">γ</mo>
                                <mn>4</mn>
                              </msub>
                            </mrow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cos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1</mn>
                                </msub>
                                <mo stretchy="false">+</mo>
                                <msub>
                                  <mo stretchy="false">β</mo>
                                  <mn>1</mn>
                                </msub>
                              </mrow>
                              <mo stretchy="false">+</mo>
                              <msub>
                                <mo stretchy="false">γ</mo>
                                <mn>1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sin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1</mn>
                                </msub>
                                <mo stretchy="false">+</mo>
                                <msub>
                                  <mo stretchy="false">β</mo>
                                  <mn>1</mn>
                                </msub>
                              </mrow>
                              <mo stretchy="false">+</mo>
                              <msub>
                                <mo stretchy="false">γ</mo>
                                <mn>1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l</mi>
                        <mi>sin</mi>
                        <mrow>
                          <mo stretchy="false">(</mo>
                          <mrow>
                            <mrow>
                              <msub>
                                <mo stretchy="false">β</mo>
                                <mn>1</mn>
                              </msub>
                              <mo stretchy="false">+</mo>
                              <msub>
                                <mo stretchy="false">γ</mo>
                                <mn>1</mn>
                              </msub>
                            </mrow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cos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2</mn>
                                </msub>
                                <mo stretchy="false">+</mo>
                                <msub>
                                  <mo stretchy="false">β</mo>
                                  <mn>2</mn>
                                </msub>
                              </mrow>
                              <mo stretchy="false">+</mo>
                              <msub>
                                <mo stretchy="false">γ</mo>
                                <mn>2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sin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2</mn>
                                </msub>
                                <mo stretchy="false">+</mo>
                                <msub>
                                  <mo stretchy="false">β</mo>
                                  <mn>2</mn>
                                </msub>
                              </mrow>
                              <mo stretchy="false">+</mo>
                              <msub>
                                <mo stretchy="false">γ</mo>
                                <mn>2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l</mi>
                        <mi>sin</mi>
                        <mrow>
                          <mo stretchy="false">(</mo>
                          <mrow>
                            <mrow>
                              <msub>
                                <mo stretchy="false">β</mo>
                                <mn>2</mn>
                              </msub>
                              <mo stretchy="false">+</mo>
                              <msub>
                                <mo stretchy="false">γ</mo>
                                <mn>2</mn>
                              </msub>
                            </mrow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cos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3</mn>
                                </msub>
                                <mo stretchy="false">+</mo>
                                <msub>
                                  <mo stretchy="false">β</mo>
                                  <mn>3</mn>
                                </msub>
                              </mrow>
                              <mo stretchy="false">+</mo>
                              <msub>
                                <mo stretchy="false">γ</mo>
                                <mn>3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sin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3</mn>
                                </msub>
                                <mo stretchy="false">+</mo>
                                <msub>
                                  <mo stretchy="false">β</mo>
                                  <mn>3</mn>
                                </msub>
                              </mrow>
                              <mo stretchy="false">+</mo>
                              <msub>
                                <mo stretchy="false">γ</mo>
                                <mn>3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l</mi>
                        <mi>sin</mi>
                        <mrow>
                          <mo stretchy="false">(</mo>
                          <mrow>
                            <mrow>
                              <msub>
                                <mo stretchy="false">β</mo>
                                <mn>3</mn>
                              </msub>
                              <mo stretchy="false">+</mo>
                              <msub>
                                <mo stretchy="false">γ</mo>
                                <mn>3</mn>
                              </msub>
                            </mrow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i>cos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4</mn>
                                </msub>
                                <mo stretchy="false">+</mo>
                                <msub>
                                  <mo stretchy="false">β</mo>
                                  <mn>4</mn>
                                </msub>
                              </mrow>
                              <mo stretchy="false">+</mo>
                              <msub>
                                <mo stretchy="false">γ</mo>
                                <mn>4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sin</mi>
                        <mrow>
                          <mo stretchy="false">(</mo>
                          <mrow>
                            <mrow>
                              <mrow>
                                <msub>
                                  <mo stretchy="false">α</mo>
                                  <mn>4</mn>
                                </msub>
                                <mo stretchy="false">+</mo>
                                <msub>
                                  <mo stretchy="false">β</mo>
                                  <mn>4</mn>
                                </msub>
                              </mrow>
                              <mo stretchy="false">+</mo>
                              <msub>
                                <mo stretchy="false">γ</mo>
                                <mn>4</mn>
                              </msub>
                            </mrow>
                          </mrow>
                          <mo stretchy="false">)</mo>
                        </mrow>
                      </mrow>
                    </mtd>
                    <mtd>
                      <mrow>
                        <mi>l</mi>
                        <mi>sin</mi>
                        <mrow>
                          <mo stretchy="false">(</mo>
                          <mrow>
                            <mrow>
                              <msub>
                                <mo stretchy="false">β</mo>
                                <mn>4</mn>
                              </msub>
                              <mo stretchy="false">+</mo>
                              <msub>
                                <mo stretchy="false">γ</mo>
                                <mn>4</mn>
                              </msub>
                            </mrow>
                          </mrow>
                          <mo stretchy="false">)</mo>
                        </mrow>
                      </mrow>
                    </mtd>
                  </mtr>
                </mtable>
              </mrow>
            </mfenced>
            <mfenced open="[" close="]">
              <mrow>
                <mtable>
                  <mtr>
                    <mtd>
                      <mrow>
                        <mover accent="true">
                          <mi>x</mi>
                          <mo stretchy="false">˙</mo>
                        </mover>
                        <mi>cos</mi>
                        <mrow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  <mo stretchy="false">−</mo>
                          <mover accent="true">
                            <mi>y</mi>
                            <mo stretchy="false">˙</mo>
                          </mover>
                        </mrow>
                        <mi>sin</mi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i>x</mi>
                          <mo stretchy="false">˙</mo>
                        </mover>
                        <mi>sin</mi>
                        <mrow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  <mo stretchy="false">+</mo>
                          <mover accent="true">
                            <mi>y</mi>
                            <mo stretchy="false">˙</mo>
                          </mover>
                        </mrow>
                        <mi>cos</mi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o stretchy="false">θ</mo>
                          <mo stretchy="false">˙</mo>
                        </mover>
                      </mrow>
                    </mtd>
                  </mtr>
                </mtable>
              </mrow>
            </mfenced>
          </mrow>
        </mtd>
      </mtr>
    </mtable>
    <annotation encoding="StarMath 5.0">alignl left [ matrix { J_1(%beta)##C_1(%beta)} right ] R(%theta) dot %xi_I ~ = ~ left [ matrix { J_1(%beta)##C_1(%beta)} right ] 
dot %xi_R 
newline newline
left [ matrix {
sin(%alpha_1+%beta_1+%gamma_1) # -cos(%alpha_1+%beta_1+%gamma_1) # lcos(%beta_1+%gamma_1) ##sin(%alpha_2+%beta_2+%gamma_2)#-cos(%alpha_2+%beta_2+%gamma_2)# l cos(%beta_2+%gamma_2)##sin(%alpha_3+%beta_3+%gamma_3)#-cos(%alpha_3+%beta_3+%gamma_3)# l cos(%beta_3+%gamma_3)##sin(%alpha_4+%beta_4+%gamma_4)#-cos(%alpha_4+%beta_4+%gamma_4)# l cos(%beta_4+%gamma_4) ##cos(%alpha_1+%beta_1+%gamma_1) # sin(%alpha_1+%beta_1+%gamma_1) # l sin(%beta_1+%gamma_1) ##cos(%alpha_2+%beta_2+%gamma_2)#sin(%alpha_2+%beta_2+%gamma_2)# l sin(%beta_2+%gamma_2)##cos(%alpha_3+%beta_3+%gamma_3)#sin(%alpha_3+%beta_3+%gamma_3)# l sin(%beta_3+%gamma_3)##cos(%alpha_4+%beta_4+%gamma_4)#sin(%alpha_4+%beta_4+%gamma_4)# l sin(%beta_4+%gamma_4) } right ]left [ matrix{ dot x cos(%theta)-dot y sin(%theta)##dot x sin(%theta) + dot y cos(%theta)##dot %theta} right ]
</annotation>
  </semantics>
</math>
</file>

<file path=Object 9/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row>
                      <msub>
                        <mo stretchy="false">α</mo>
                        <mn>1</mn>
                      </msub>
                      <mo stretchy="false">=</mo>
                      <mn>53.13</mn>
                    </mrow>
                    <mi>°</mi>
                  </mrow>
                </mtd>
                <mtd>
                  <mrow>
                    <mrow>
                      <msub>
                        <mo stretchy="false">β</mo>
                        <mn>1</mn>
                      </msub>
                      <mo stretchy="false">=</mo>
                      <mn>36.87</mn>
                    </mrow>
                    <mi>°</mi>
                  </mrow>
                </mtd>
                <mtd>
                  <mrow>
                    <mrow>
                      <msub>
                        <mo stretchy="false">γ</mo>
                        <mn>1</mn>
                      </msub>
                      <mo stretchy="false">=</mo>
                      <mrow>
                        <mo stretchy="false">−</mo>
                        <mn>45</mn>
                      </mrow>
                    </mrow>
                    <mi>°</mi>
                  </mrow>
                </mtd>
                <mtd>
                  <mrow>
                    <mrow>
                      <mrow>
                        <mrow>
                          <msub>
                            <mo stretchy="false">α</mo>
                            <mn>1</mn>
                          </msub>
                          <mo stretchy="false">+</mo>
                          <msub>
                            <mo stretchy="false">β</mo>
                            <mn>1</mn>
                          </msub>
                        </mrow>
                        <mo stretchy="false">+</mo>
                        <msub>
                          <mo stretchy="false">γ</mo>
                          <mn>1</mn>
                        </msub>
                      </mrow>
                      <mo stretchy="false">=</mo>
                      <mn>45</mn>
                    </mrow>
                    <mi>°</mi>
                  </mrow>
                </mtd>
                <mtd>
                  <mrow>
                    <mrow>
                      <mrow>
                        <msub>
                          <mo stretchy="false">β</mo>
                          <mn>1</mn>
                        </msub>
                        <mo stretchy="false">+</mo>
                        <msub>
                          <mo stretchy="false">γ</mo>
                          <mn>1</mn>
                        </msub>
                      </mrow>
                      <mo stretchy="false">=</mo>
                      <mrow>
                        <mo stretchy="false">−</mo>
                        <mn>8.13</mn>
                      </mrow>
                    </mrow>
                    <mi>°</mi>
                  </mrow>
                </mtd>
              </mtr>
              <mtr>
                <mtd>
                  <mrow>
                    <mrow>
                      <msub>
                        <mo stretchy="false">α</mo>
                        <mn>2</mn>
                      </msub>
                      <mo stretchy="false">=</mo>
                      <mn>126.87</mn>
                    </mrow>
                    <mi>°</mi>
                  </mrow>
                </mtd>
                <mtd>
                  <mrow>
                    <mrow>
                      <msub>
                        <mo stretchy="false">β</mo>
                        <mn>2</mn>
                      </msub>
                      <mo stretchy="false">=</mo>
                      <mrow>
                        <mo stretchy="false">−</mo>
                        <mn>36.87</mn>
                      </mrow>
                    </mrow>
                    <mi>°</mi>
                  </mrow>
                </mtd>
                <mtd>
                  <mrow>
                    <mrow>
                      <mo stretchy="false">γ</mo>
                      <mo stretchy="false">=</mo>
                      <mn>45</mn>
                    </mrow>
                    <mi>°</mi>
                  </mrow>
                </mtd>
                <mtd>
                  <mrow>
                    <mrow>
                      <mrow>
                        <mrow>
                          <msub>
                            <mo stretchy="false">α</mo>
                            <mn>2</mn>
                          </msub>
                          <mo stretchy="false">+</mo>
                          <msub>
                            <mo stretchy="false">β</mo>
                            <mn>2</mn>
                          </msub>
                        </mrow>
                        <mo stretchy="false">+</mo>
                        <msub>
                          <mo stretchy="false">γ</mo>
                          <mn>2</mn>
                        </msub>
                      </mrow>
                      <mo stretchy="false">=</mo>
                      <mn>135</mn>
                    </mrow>
                    <mi>°</mi>
                  </mrow>
                </mtd>
                <mtd>
                  <mrow>
                    <mrow>
                      <mrow>
                        <msub>
                          <mo stretchy="false">β</mo>
                          <mn>2</mn>
                        </msub>
                        <mo stretchy="false">+</mo>
                        <msub>
                          <mo stretchy="false">γ</mo>
                          <mn>2</mn>
                        </msub>
                      </mrow>
                      <mo stretchy="false">=</mo>
                      <mn>8.13</mn>
                    </mrow>
                    <mi>°</mi>
                  </mrow>
                </mtd>
              </mtr>
              <mtr>
                <mtd>
                  <mrow>
                    <mrow>
                      <msub>
                        <mo stretchy="false">α</mo>
                        <mn>3</mn>
                      </msub>
                      <mo stretchy="false">=</mo>
                      <mn>233.13</mn>
                    </mrow>
                    <mi>°</mi>
                  </mrow>
                </mtd>
                <mtd>
                  <mrow>
                    <mrow>
                      <msub>
                        <mo stretchy="false">β</mo>
                        <mn>3</mn>
                      </msub>
                      <mo stretchy="false">=</mo>
                      <mn>36.87</mn>
                    </mrow>
                    <mi>°</mi>
                  </mrow>
                </mtd>
                <mtd>
                  <mrow>
                    <mrow>
                      <msub>
                        <mo stretchy="false">γ</mo>
                        <mn>3</mn>
                      </msub>
                      <mo stretchy="false">=</mo>
                      <mrow>
                        <mo stretchy="false">−</mo>
                        <mn>45</mn>
                      </mrow>
                    </mrow>
                    <mi>°</mi>
                  </mrow>
                </mtd>
                <mtd>
                  <mrow>
                    <mrow>
                      <mrow>
                        <mrow>
                          <msub>
                            <mo stretchy="false">α</mo>
                            <mn>3</mn>
                          </msub>
                          <mo stretchy="false">+</mo>
                          <msub>
                            <mo stretchy="false">β</mo>
                            <mn>3</mn>
                          </msub>
                        </mrow>
                        <mo stretchy="false">+</mo>
                        <msub>
                          <mo stretchy="false">γ</mo>
                          <mn>3</mn>
                        </msub>
                      </mrow>
                      <mo stretchy="false">=</mo>
                      <mn>225</mn>
                    </mrow>
                    <mi>°</mi>
                  </mrow>
                </mtd>
                <mtd>
                  <mrow>
                    <mrow>
                      <mrow>
                        <msub>
                          <mo stretchy="false">β</mo>
                          <mn>3</mn>
                        </msub>
                        <mo stretchy="false">+</mo>
                        <msub>
                          <mo stretchy="false">γ</mo>
                          <mn>3</mn>
                        </msub>
                      </mrow>
                      <mo stretchy="false">=</mo>
                      <mrow>
                        <mo stretchy="false">−</mo>
                        <mn>8.13</mn>
                      </mrow>
                    </mrow>
                    <mi>°</mi>
                  </mrow>
                </mtd>
              </mtr>
              <mtr>
                <mtd>
                  <mrow>
                    <mrow>
                      <msub>
                        <mo stretchy="false">α</mo>
                        <mn>4</mn>
                      </msub>
                      <mo stretchy="false">=</mo>
                      <mn>306.87</mn>
                    </mrow>
                    <mi>°</mi>
                  </mrow>
                </mtd>
                <mtd>
                  <mrow>
                    <mrow>
                      <msub>
                        <mo stretchy="false">β</mo>
                        <mn>4</mn>
                      </msub>
                      <mo stretchy="false">=</mo>
                      <mrow>
                        <mo stretchy="false">−</mo>
                        <mn>36.87</mn>
                      </mrow>
                    </mrow>
                    <mi>°</mi>
                  </mrow>
                </mtd>
                <mtd>
                  <mrow>
                    <mrow>
                      <msub>
                        <mo stretchy="false">γ</mo>
                        <mn>4</mn>
                      </msub>
                      <mo stretchy="false">=</mo>
                      <mn>45</mn>
                    </mrow>
                    <mi>°</mi>
                  </mrow>
                </mtd>
                <mtd>
                  <mrow>
                    <mrow>
                      <mrow>
                        <mrow>
                          <msub>
                            <mo stretchy="false">α</mo>
                            <mn>4</mn>
                          </msub>
                          <mo stretchy="false">+</mo>
                          <msub>
                            <mo stretchy="false">β</mo>
                            <mn>4</mn>
                          </msub>
                        </mrow>
                        <mo stretchy="false">+</mo>
                        <msub>
                          <mo stretchy="false">γ</mo>
                          <mn>4</mn>
                        </msub>
                      </mrow>
                      <mo stretchy="false">=</mo>
                      <mn>315</mn>
                    </mrow>
                    <mi>°</mi>
                  </mrow>
                </mtd>
                <mtd>
                  <mrow>
                    <mrow>
                      <mrow>
                        <msub>
                          <mo stretchy="false">β</mo>
                          <mn>4</mn>
                        </msub>
                        <mo stretchy="false">+</mo>
                        <msub>
                          <mo stretchy="false">γ</mo>
                          <mn>4</mn>
                        </msub>
                      </mrow>
                      <mo stretchy="false">=</mo>
                      <mn>8.13</mn>
                    </mrow>
                    <mi>°</mi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i>sin</mi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1</mn>
                              </msub>
                              <mo stretchy="false">+</mo>
                              <msub>
                                <mo stretchy="false">β</mo>
                                <mn>1</mn>
                              </msub>
                            </mrow>
                            <mo stretchy="false">+</mo>
                            <msub>
                              <mo stretchy="false">γ</mo>
                              <mn>1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sqrt>
                          <mn>2</mn>
                        </msqrt>
                        <mo stretchy="false">/</mo>
                        <mn>2</mn>
                      </mrow>
                    </mrow>
                  </mrow>
                </mtd>
                <mtd>
                  <mrow>
                    <mi>cos</mi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1</mn>
                              </msub>
                              <mo stretchy="false">+</mo>
                              <msub>
                                <mo stretchy="false">β</mo>
                                <mn>1</mn>
                              </msub>
                            </mrow>
                            <mo stretchy="false">+</mo>
                            <msub>
                              <mo stretchy="false">γ</mo>
                              <mn>1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sqrt>
                          <mn>2</mn>
                        </msqrt>
                        <mo stretchy="false">/</mo>
                        <mn>2</mn>
                      </mrow>
                    </mrow>
                  </mrow>
                </mtd>
                <mtd>
                  <mrow>
                    <mi>cos</mi>
                    <mrow>
                      <mrow>
                        <mo stretchy="false">(</mo>
                        <mrow>
                          <mrow>
                            <msub>
                              <mo stretchy="false">β</mo>
                              <mn>1</mn>
                            </msub>
                            <mo stretchy="false">+</mo>
                            <msub>
                              <mo stretchy="false">γ</mo>
                              <mn>1</mn>
                            </msub>
                          </mrow>
                        </mrow>
                        <mo stretchy="false">)</mo>
                      </mrow>
                      <mo stretchy="false">=</mo>
                      <mn>0.99</mn>
                    </mrow>
                  </mrow>
                </mtd>
              </mtr>
              <mtr>
                <mtd>
                  <mrow>
                    <mi>sin</mi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2</mn>
                              </msub>
                              <mo stretchy="false">+</mo>
                              <msub>
                                <mo stretchy="false">β</mo>
                                <mn>2</mn>
                              </msub>
                            </mrow>
                            <mo stretchy="false">+</mo>
                            <msub>
                              <mo stretchy="false">γ</mo>
                              <mn>2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sqrt>
                          <mn>2</mn>
                        </msqrt>
                        <mo stretchy="false">/</mo>
                        <mn>2</mn>
                      </mrow>
                    </mrow>
                  </mrow>
                </mtd>
                <mtd>
                  <mrow>
                    <mi>cos</mi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2</mn>
                              </msub>
                              <mo stretchy="false">+</mo>
                              <msub>
                                <mo stretchy="false">β</mo>
                                <mn>2</mn>
                              </msub>
                            </mrow>
                            <mo stretchy="false">+</mo>
                            <msub>
                              <mo stretchy="false">γ</mo>
                              <mn>2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row>
                          <mo stretchy="false">−</mo>
                          <msqrt>
                            <mn>2</mn>
                          </msqrt>
                        </mrow>
                        <mo stretchy="false">/</mo>
                        <mn>2</mn>
                      </mrow>
                    </mrow>
                  </mrow>
                </mtd>
                <mtd>
                  <mrow>
                    <mi>cos</mi>
                    <mrow>
                      <mrow>
                        <mo stretchy="false">(</mo>
                        <mrow>
                          <mrow>
                            <msub>
                              <mo stretchy="false">β</mo>
                              <mn>2</mn>
                            </msub>
                            <mo stretchy="false">+</mo>
                            <msub>
                              <mo stretchy="false">γ</mo>
                              <mn>2</mn>
                            </msub>
                          </mrow>
                        </mrow>
                        <mo stretchy="false">)</mo>
                      </mrow>
                      <mo stretchy="false">=</mo>
                      <mn>0.99</mn>
                    </mrow>
                  </mrow>
                </mtd>
              </mtr>
              <mtr>
                <mtd>
                  <mrow>
                    <mi>sin</mi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3</mn>
                              </msub>
                              <mo stretchy="false">+</mo>
                              <msub>
                                <mo stretchy="false">β</mo>
                                <mn>3</mn>
                              </msub>
                            </mrow>
                            <mo stretchy="false">+</mo>
                            <msub>
                              <mo stretchy="false">γ</mo>
                              <mn>3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row>
                          <mo stretchy="false">−</mo>
                          <msqrt>
                            <mn>2</mn>
                          </msqrt>
                        </mrow>
                        <mo stretchy="false">/</mo>
                        <mn>2</mn>
                      </mrow>
                    </mrow>
                  </mrow>
                </mtd>
                <mtd>
                  <mrow>
                    <mi>cos</mi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3</mn>
                              </msub>
                              <mo stretchy="false">+</mo>
                              <msub>
                                <mo stretchy="false">β</mo>
                                <mn>3</mn>
                              </msub>
                            </mrow>
                            <mo stretchy="false">+</mo>
                            <msub>
                              <mo stretchy="false">γ</mo>
                              <mn>3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row>
                          <mo stretchy="false">−</mo>
                          <msqrt>
                            <mn>2</mn>
                          </msqrt>
                        </mrow>
                        <mo stretchy="false">/</mo>
                        <mn>2</mn>
                      </mrow>
                    </mrow>
                  </mrow>
                </mtd>
                <mtd>
                  <mrow>
                    <mi>sin</mi>
                    <mrow>
                      <mrow>
                        <mo stretchy="false">(</mo>
                        <mrow>
                          <mrow>
                            <msub>
                              <mo stretchy="false">β</mo>
                              <mn>3</mn>
                            </msub>
                            <mo stretchy="false">+</mo>
                            <msub>
                              <mo stretchy="false">γ</mo>
                              <mn>3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o stretchy="false">−</mo>
                        <mn>0.14</mn>
                      </mrow>
                    </mrow>
                  </mrow>
                </mtd>
              </mtr>
              <mtr>
                <mtd>
                  <mrow>
                    <mi>sin</mi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4</mn>
                              </msub>
                              <mo stretchy="false">+</mo>
                              <msub>
                                <mo stretchy="false">β</mo>
                                <mn>4</mn>
                              </msub>
                            </mrow>
                            <mo stretchy="false">+</mo>
                            <msub>
                              <mo stretchy="false">γ</mo>
                              <mn>4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row>
                          <mo stretchy="false">−</mo>
                          <msqrt>
                            <mn>2</mn>
                          </msqrt>
                        </mrow>
                        <mo stretchy="false">/</mo>
                        <mn>2</mn>
                      </mrow>
                    </mrow>
                  </mrow>
                </mtd>
                <mtd>
                  <mrow>
                    <mi>cos</mi>
                    <mrow>
                      <mrow>
                        <mo stretchy="false">(</mo>
                        <mrow>
                          <mrow>
                            <mrow>
                              <msub>
                                <mo stretchy="false">α</mo>
                                <mn>4</mn>
                              </msub>
                              <mo stretchy="false">+</mo>
                              <msub>
                                <mo stretchy="false">β</mo>
                                <mn>4</mn>
                              </msub>
                            </mrow>
                            <mo stretchy="false">+</mo>
                            <msub>
                              <mo stretchy="false">γ</mo>
                              <mn>4</mn>
                            </msub>
                          </mrow>
                        </mrow>
                        <mo stretchy="false">)</mo>
                      </mrow>
                      <mo stretchy="false">=</mo>
                      <mrow>
                        <msqrt>
                          <mn>2</mn>
                        </msqrt>
                        <mo stretchy="false">/</mo>
                        <mn>2</mn>
                      </mrow>
                    </mrow>
                  </mrow>
                </mtd>
                <mtd>
                  <mrow>
                    <mi>sin</mi>
                    <mrow>
                      <mrow>
                        <mo stretchy="false">(</mo>
                        <mrow>
                          <mrow>
                            <msub>
                              <mo stretchy="false">β</mo>
                              <mn>4</mn>
                            </msub>
                            <mo stretchy="false">+</mo>
                            <msub>
                              <mo stretchy="false">γ</mo>
                              <mn>4</mn>
                            </msub>
                          </mrow>
                        </mrow>
                        <mo stretchy="false">)</mo>
                      </mrow>
                      <mo stretchy="false">=</mo>
                      <mn>0.14</mn>
                    </mrow>
                  </mrow>
                </mtd>
              </mtr>
            </mtable>
          </mrow>
        </mtd>
      </mtr>
      <mtr>
        <mtd>
          <mrow>
            <mrow>
              <mfenced open="[" close="]">
                <mrow>
                  <mtable>
                    <mtr>
                      <mtd>
                        <mrow>
                          <mrow>
                            <msqrt>
                              <mn>2</mn>
                            </msqrt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sqrt>
                                <mn>2</mn>
                              </msqrt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7.5</mn>
                            </mrow>
                            <mo stretchy="false">∗</mo>
                            <mn>0.99</mn>
                          </mrow>
                        </mrow>
                      </mtd>
                    </mtr>
                    <mtr>
                      <mtd>
                        <mrow>
                          <mrow>
                            <msqrt>
                              <mn>2</mn>
                            </msqrt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sqrt>
                              <mn>2</mn>
                            </msqrt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7.5</mn>
                            </mrow>
                            <mo stretchy="false">∗</mo>
                            <mn>0.99</mn>
                          </mrow>
                        </mrow>
                      </mtd>
                    </mtr>
                    <mtr>
                      <mtd>
                        <mrow>
                          <mrow>
                            <mrow>
                              <mo stretchy="false">−</mo>
                              <msqrt>
                                <mn>2</mn>
                              </msqrt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sqrt>
                              <mn>2</mn>
                            </msqrt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7.5</mn>
                            </mrow>
                            <mo stretchy="false">∗</mo>
                            <mn>0.99</mn>
                          </mrow>
                        </mrow>
                      </mtd>
                    </mtr>
                    <mtr>
                      <mtd>
                        <mrow>
                          <mrow>
                            <mrow>
                              <mo stretchy="false">−</mo>
                              <msqrt>
                                <mn>2</mn>
                              </msqrt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sqrt>
                                <mn>2</mn>
                              </msqrt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7.5</mn>
                            </mrow>
                            <mo stretchy="false">∗</mo>
                            <mn>0.99</mn>
                          </mrow>
                        </mrow>
                      </mtd>
                    </mtr>
                    <mtr>
                      <mtd>
                        <mrow>
                          <mrow>
                            <msqrt>
                              <mn>2</mn>
                            </msqrt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sqrt>
                              <mn>2</mn>
                            </msqrt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n>7.5</mn>
                            <mo stretchy="false">∗</mo>
                            <mrow>
                              <mo stretchy="false">−</mo>
                              <mn>0.14</mn>
                            </mrow>
                          </mrow>
                        </mrow>
                      </mtd>
                    </mtr>
                    <mtr>
                      <mtd>
                        <mrow>
                          <mrow>
                            <mrow>
                              <mo stretchy="false">−</mo>
                              <msqrt>
                                <mn>2</mn>
                              </msqrt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sqrt>
                              <mn>2</mn>
                            </msqrt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n>7.5</mn>
                            <mo stretchy="false">∗</mo>
                            <mn>0.14</mn>
                          </mrow>
                        </mrow>
                      </mtd>
                    </mtr>
                    <mtr>
                      <mtd>
                        <mrow>
                          <mrow>
                            <mrow>
                              <mo stretchy="false">−</mo>
                              <msqrt>
                                <mn>2</mn>
                              </msqrt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sqrt>
                                <mn>2</mn>
                              </msqrt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n>7.5</mn>
                            <mo stretchy="false">∗</mo>
                            <mrow>
                              <mo stretchy="false">−</mo>
                              <mn>0.14</mn>
                            </mrow>
                          </mrow>
                        </mrow>
                      </mtd>
                    </mtr>
                    <mtr>
                      <mtd>
                        <mrow>
                          <mrow>
                            <msqrt>
                              <mn>2</mn>
                            </msqrt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sqrt>
                                <mn>2</mn>
                              </msqrt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n>7.5</mn>
                            <mo stretchy="false">∗</mo>
                            <mn>0.14</mn>
                          </mrow>
                        </mrow>
                      </mtd>
                    </mtr>
                  </mtable>
                </mrow>
              </mfenced>
              <mo stretchy="false">=</mo>
              <mfenced open="[" close="]">
                <mrow>
                  <mtable>
                    <mtr>
                      <mtd>
                        <mrow>
                          <msub>
                            <mi>J</mi>
                            <mn>1</mn>
                          </msub>
                          <mrow>
                            <mo stretchy="false">(</mo>
                            <mrow>
                              <mo stretchy="false">β</mo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C</mi>
                            <mn>1</mn>
                          </msub>
                          <mrow>
                            <mo stretchy="false">(</mo>
                            <mrow>
                              <mo stretchy="false">β</mo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alignl matrix{
%alpha_1 = 53.13 ° # %beta_1 = 36.87 ° # %gamma_1 = -45 ° # 
	%alpha_1+%beta_1+%gamma_1 = 45° # %beta_1+%gamma_1 = -8.13°
## %alpha_2 = 126.87 ° # %beta_2 = -36.87 ° # %gamma = 45 ° #
	%alpha_2+%beta_2+%gamma_2=135° # %beta_2+%gamma_2 = 8.13° 
## %alpha_3 = 233.13 ° # %beta_3 =36.87° # %gamma_3 = -45° # 
	%alpha_3+%beta_3+%gamma_3=225° # %beta_3+%gamma_3=-8.13°
## %alpha_4 = 306.87 ° # %beta_4 =-36.87° # %gamma_4 = 45° # 
	%alpha_4+%beta_4+%gamma_4 =315 ° # %beta_4+%gamma_4 =8.13 °} 
newline
alignl
matrix{
sin(%alpha_1 + %beta_1 + %gamma_1) = sqrt 2/2 # cos(%alpha_1 + %beta_1 + %gamma_1)=sqrt 2/2 
# cos(%beta_1+%gamma_1)=0.99 
##
sin(%alpha_2 + %beta_2 + %gamma_2)=sqrt 2/2 # cos(%alpha_2 + %beta_2 + %gamma_2)=-sqrt 2/2 
# cos(%beta_2+%gamma_2)=0.99 
##
sin(%alpha_3 + %beta_3 + %gamma_3)=-sqrt 2/2 # cos(%alpha_3 + %beta_3 + %gamma_3)=-sqrt 2/2 
# sin(%beta_3+%gamma_3)=-0.14 
##
sin(%alpha_4 + %beta_4 + %gamma_4)=-sqrt 2/2 # cos(%alpha_4 + %beta_4 + %gamma_4)=sqrt 2/2 
# sin(%beta_4+%gamma_4)=0.14 
}
newline
alignl
left [ matrix{
sqrt 2/2# -sqrt 2/2#-7.5*0.99##
sqrt 2/2# sqrt 2/2#-7.5*0.99##
-sqrt 2/2# sqrt 2/2#-7.5*0.99##
-sqrt 2/2#-sqrt 2/2#-7.5*0.99##
sqrt 2/2#sqrt 2/2#7.5*-0.14##
-sqrt 2/2#sqrt 2/2#7.5*0.14##
-sqrt 2/2#-sqrt 2/2#7.5*-0.14##
sqrt 2/2#-sqrt 2/2#7.5*0.14
} right ] = left [ matrix { J_1(%beta)##C_1(%beta)} right ]</annotation>
  </semantics>
</math>
</file>